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99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EATS_1" table:style-name="ta1">
        <table:shapes>
          <draw:frame draw:z-index="0" draw:style-name="gr1" draw:text-style-name="P1" svg:width="453.51pt" svg:height="255.09pt" svg:x="493.63pt" svg:y="125.38pt">
            <draw:object draw:notify-on-update-of-ranges="TESTREPEATS_1.C8:TESTREPEATS_1.K8 TESTREPEATS_1.C8:TESTREPEATS_1.K8 TESTREPEATS_1.B10:TESTREPEATS_1.B10 TESTREPEATS_1.C10:TESTREPEATS_1.K10 TESTREPEATS_1.C8:TESTREPEATS_1.K8 TESTREPEATS_1.B6:TESTREPEATS_1.B6 TESTREPEATS_1.C6:TESTREPEATS_1.K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0]/1000)" office:value-type="float" office:value="0.367376928728876" calcext:value-type="float">
            <text:p>0.367</text:p>
          </table:table-cell>
          <table:table-cell table:style-name="ce2" table:formula="of:=[.$C$5]/([.D70]/1000)" office:value-type="float" office:value="0.393679260757833" calcext:value-type="float">
            <text:p>0.394</text:p>
          </table:table-cell>
          <table:table-cell table:style-name="ce2" table:formula="of:=[.$C$5]/([.E70]/1000)" office:value-type="float" office:value="0.359913620731025" calcext:value-type="float">
            <text:p>0.360</text:p>
          </table:table-cell>
          <table:table-cell table:style-name="ce2" table:formula="of:=[.$C$5]/([.F70]/1000)" office:value-type="float" office:value="0.496757278874017" calcext:value-type="float">
            <text:p>0.497</text:p>
          </table:table-cell>
          <table:table-cell table:style-name="ce2" table:formula="of:=[.$C$5]/([.G70]/1000)" office:value-type="float" office:value="0.485404166385761" calcext:value-type="float">
            <text:p>0.485</text:p>
          </table:table-cell>
          <table:table-cell table:style-name="ce2" table:formula="of:=[.$C$5]/([.H70]/1000)" office:value-type="float" office:value="0.526693098857369" calcext:value-type="float">
            <text:p>0.527</text:p>
          </table:table-cell>
          <table:table-cell table:style-name="ce2" table:formula="of:=[.$C$5]/([.I70]/1000)" office:value-type="float" office:value="0.452335180368653" calcext:value-type="float">
            <text:p>0.452</text:p>
          </table:table-cell>
          <table:table-cell table:style-name="ce2" table:formula="of:=[.$C$5]/([.J70]/1000)" office:value-type="float" office:value="0.353058862758174" calcext:value-type="float">
            <text:p>0.353</text:p>
          </table:table-cell>
          <table:table-cell table:style-name="ce2" table:formula="of:=[.$C$5]/([.K70]/1000)" office:value-type="float" office:value="0.469379506369219" calcext:value-type="float">
            <text:p>0.4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table:style-name="Default" office:value-type="string" calcext:value-type="string">
            <text:p>micro FScore</text:p>
          </table:table-cell>
          <table:table-cell office:value-type="float" office:value="0.280964" calcext:value-type="float">
            <text:p>0.280964</text:p>
          </table:table-cell>
          <table:table-cell office:value-type="float" office:value="0.341049" calcext:value-type="float">
            <text:p>0.341049</text:p>
          </table:table-cell>
          <table:table-cell office:value-type="float" office:value="0.378472" calcext:value-type="float">
            <text:p>0.378472</text:p>
          </table:table-cell>
          <table:table-cell office:value-type="float" office:value="0.423611" calcext:value-type="float">
            <text:p>0.423611</text:p>
          </table:table-cell>
          <table:table-cell office:value-type="float" office:value="0.539535" calcext:value-type="float">
            <text:p>0.53953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33566" calcext:value-type="float">
            <text:p>0.433566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/>
          <table:table-cell table:style-name="Default" office:value-type="string" calcext:value-type="string">
            <text:p>Macro FScore</text:p>
          </table:table-cell>
          <table:table-cell office:value-type="float" office:value="0.288748" calcext:value-type="float">
            <text:p>0.288748</text:p>
          </table:table-cell>
          <table:table-cell office:value-type="float" office:value="0.356893" calcext:value-type="float">
            <text:p>0.356893</text:p>
          </table:table-cell>
          <table:table-cell office:value-type="float" office:value="0.391441" calcext:value-type="float">
            <text:p>0.391441</text:p>
          </table:table-cell>
          <table:table-cell office:value-type="float" office:value="0.449117" calcext:value-type="float">
            <text:p>0.449117</text:p>
          </table:table-cell>
          <table:table-cell office:value-type="float" office:value="0.531167" calcext:value-type="float">
            <text:p>0.53116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0.439658" calcext:value-type="float">
            <text:p>0.439658</text:p>
          </table:table-cell>
          <table:table-cell office:value-type="float" office:value="0.451418" calcext:value-type="float">
            <text:p>0.451418</text:p>
          </table:table-cell>
          <table:table-cell office:value-type="float" office:value="0.448153" calcext:value-type="float">
            <text:p>0.448153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883" calcext:value-type="float">
            <text:p>883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1606" calcext:value-type="float">
            <text:p>1606</text:p>
          </table:table-cell>
          <table:table-cell office:value-type="float" office:value="380" calcext:value-type="float">
            <text:p>380</text:p>
          </table:table-cell>
          <table:table-cell office:value-type="float" office:value="174" calcext:value-type="float">
            <text:p>174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296" calcext:value-type="float">
            <text:p>296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346" calcext:value-type="float">
            <text:p>346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2141" calcext:value-type="float">
            <text:p>2141</text:p>
          </table:table-cell>
          <table:table-cell office:value-type="float" office:value="419" calcext:value-type="float">
            <text:p>419</text:p>
          </table:table-cell>
          <table:table-cell office:value-type="float" office:value="204" calcext:value-type="float">
            <text:p>204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2248" calcext:value-type="float">
            <text:p>2248</text:p>
          </table:table-cell>
          <table:table-cell office:value-type="float" office:value="496" calcext:value-type="float">
            <text:p>496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2315" calcext:value-type="float">
            <text:p>2315</text:p>
          </table:table-cell>
          <table:table-cell office:value-type="float" office:value="500" calcext:value-type="float">
            <text:p>500</text:p>
          </table:table-cell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387" calcext:value-type="float">
            <text:p>38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99" calcext:value-type="float">
            <text:p>199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365" calcext:value-type="float">
            <text:p>36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2123" calcext:value-type="float">
            <text:p>2123</text:p>
          </table:table-cell>
          <table:table-cell office:value-type="float" office:value="518" calcext:value-type="float">
            <text:p>518</text:p>
          </table:table-cell>
          <table:table-cell office:value-type="float" office:value="225" calcext:value-type="float">
            <text:p>225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305" calcext:value-type="float">
            <text:p>305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2376" calcext:value-type="float">
            <text:p>2376</text:p>
          </table:table-cell>
          <table:table-cell office:value-type="float" office:value="500" calcext:value-type="float">
            <text:p>500</text:p>
          </table:table-cell>
          <table:table-cell office:value-type="float" office:value="219" calcext:value-type="float">
            <text:p>21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475" calcext:value-type="float">
            <text:p>475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office:value-type="float" office:value="0.190651" calcext:value-type="float">
            <text:p>0.190651</text:p>
          </table:table-cell>
          <table:table-cell office:value-type="float" office:value="0.259259" calcext:value-type="float">
            <text:p>0.259259</text:p>
          </table:table-cell>
          <table:table-cell office:value-type="float" office:value="0.232558" calcext:value-type="float">
            <text:p>0.232558</text:p>
          </table:table-cell>
          <table:table-cell office:value-type="float" office:value="0.270833" calcext:value-type="float">
            <text:p>0.270833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0.3" calcext:value-type="float">
            <text:p>0.3</text:p>
          </table:table-cell>
          <table:table-cell office:value-type="float" office:value="0.461538" calcext:value-type="float">
            <text:p>0.461538</text:p>
          </table:table-cell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office:value-type="float" office:value="0.330754" calcext:value-type="float">
            <text:p>0.330754</text:p>
          </table:table-cell>
          <table:table-cell office:value-type="float" office:value="0.324022" calcext:value-type="float">
            <text:p>0.324022</text:p>
          </table:table-cell>
          <table:table-cell office:value-type="float" office:value="0.345455" calcext:value-type="float">
            <text:p>0.345455</text:p>
          </table:table-cell>
          <table:table-cell office:value-type="float" office:value="0.4" calcext:value-type="float">
            <text:p>0.4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office:value-type="float" office:value="0.315927" calcext:value-type="float">
            <text:p>0.315927</text:p>
          </table:table-cell>
          <table:table-cell office:value-type="float" office:value="0.39726" calcext:value-type="float">
            <text:p>0.39726</text:p>
          </table:table-cell>
          <table:table-cell office:value-type="float" office:value="0.509091" calcext:value-type="float">
            <text:p>0.5090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office:value-type="float" office:value="0.400685" calcext:value-type="float">
            <text:p>0.40068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office:value-type="float" office:value="0.352837" calcext:value-type="float">
            <text:p>0.352837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office:value-type="float" office:value="0.201389" calcext:value-type="float">
            <text:p>0.20138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office:value-type="float" office:value="0.412698" calcext:value-type="float">
            <text:p>0.412698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office:value-type="float" office:value="0.339286" calcext:value-type="float">
            <text:p>0.339286</text:p>
          </table:table-cell>
          <table:table-cell office:value-type="float" office:value="0.537037" calcext:value-type="float">
            <text:p>0.537037</text:p>
          </table:table-cell>
          <table:table-cell office:value-type="float" office:value="0.395833" calcext:value-type="float">
            <text:p>0.395833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office:value-type="float" office:value="0.240079" calcext:value-type="float">
            <text:p>0.240079</text:p>
          </table:table-cell>
          <table:table-cell office:value-type="float" office:value="0.268519" calcext:value-type="float">
            <text:p>0.26851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office:value-type="float" office:value="0.232143" calcext:value-type="float">
            <text:p>0.232143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25" calcext:value-type="float">
            <text:p>0.25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office:value-type="float" office:value="0.394841" calcext:value-type="float">
            <text:p>0.39484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office:value-type="float" office:value="0.0575397" calcext:value-type="float">
            <text:p>0.0575397</text:p>
          </table:table-cell>
          <table:table-cell office:value-type="float" office:value="0.0925926" calcext:value-type="float">
            <text:p>0.092592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8333" calcext:value-type="float">
            <text:p>0.208333</text:p>
          </table:table-cell>
          <table:table-cell table:number-columns-repeated="2"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table:style-name="Default"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office:value-type="float" office:value="0.260815" calcext:value-type="float">
            <text:p>0.260815</text:p>
          </table:table-cell>
          <table:table-cell office:value-type="float" office:value="0.345679" calcext:value-type="float">
            <text:p>0.345679</text:p>
          </table:table-cell>
          <table:table-cell office:value-type="float" office:value="0.298507" calcext:value-type="float">
            <text:p>0.298507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375" calcext:value-type="float">
            <text:p>0.375</text:p>
          </table:table-cell>
          <table:table-cell office:value-type="float" office:value="0.631579" calcext:value-type="float">
            <text:p>0.631579</text:p>
          </table:table-cell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office:value-type="float" office:value="0.334966" calcext:value-type="float">
            <text:p>0.334966</text:p>
          </table:table-cell>
          <table:table-cell office:value-type="float" office:value="0.404181" calcext:value-type="float">
            <text:p>0.404181</text:p>
          </table:table-cell>
          <table:table-cell office:value-type="float" office:value="0.368932" calcext:value-type="float">
            <text:p>0.36893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94595" calcext:value-type="float">
            <text:p>0.594595</text:p>
          </table:table-cell>
          <table:table-cell office:value-type="float" office:value="0.56" calcext:value-type="float">
            <text:p>0.56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office:value-type="float" office:value="0.27283" calcext:value-type="float">
            <text:p>0.27283</text:p>
          </table:table-cell>
          <table:table-cell office:value-type="float" office:value="0.320442" calcext:value-type="float">
            <text:p>0.320442</text:p>
          </table:table-cell>
          <table:table-cell office:value-type="float" office:value="0.543689" calcext:value-type="float">
            <text:p>0.543689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5" calcext:value-type="float">
            <text:p>0.5</text:p>
          </table:table-cell>
          <table:table-cell office:value-type="float" office:value="0.222222" calcext:value-type="float">
            <text:p>0.22222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office:value-type="float" office:value="0.29397" calcext:value-type="float">
            <text:p>0.29397</text:p>
          </table:table-cell>
          <table:table-cell office:value-type="float" office:value="0.355556" calcext:value-type="float">
            <text:p>0.355556</text:p>
          </table:table-cell>
          <table:table-cell office:value-type="float" office:value="0.324324" calcext:value-type="float">
            <text:p>0.324324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office:value-type="float" office:value="0.372659" calcext:value-type="float">
            <text:p>0.372659</text:p>
          </table:table-cell>
          <table:table-cell office:value-type="float" office:value="0.433735" calcext:value-type="float">
            <text:p>0.433735</text:p>
          </table:table-cell>
          <table:table-cell office:value-type="float" office:value="0.5" calcext:value-type="float">
            <text:p>0.5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office:value-type="float" office:value="0.0895062" calcext:value-type="float">
            <text:p>0.0895062</text:p>
          </table:table-cell>
          <table:table-cell office:value-type="float" office:value="0.126582" calcext:value-type="float">
            <text:p>0.126582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263158" calcext:value-type="float">
            <text:p>0.263158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189801" calcext:value-type="float">
            <text:p>189801</text:p>
          </table:table-cell>
          <table:table-cell office:value-type="float" office:value="169586" calcext:value-type="float">
            <text:p>169586</text:p>
          </table:table-cell>
          <table:table-cell office:value-type="float" office:value="175843" calcext:value-type="float">
            <text:p>175843</text:p>
          </table:table-cell>
          <table:table-cell office:value-type="float" office:value="173318" calcext:value-type="float">
            <text:p>173318</text:p>
          </table:table-cell>
          <table:table-cell office:value-type="float" office:value="125085" calcext:value-type="float">
            <text:p>125085</text:p>
          </table:table-cell>
          <table:table-cell office:value-type="float" office:value="115135" calcext:value-type="float">
            <text:p>115135</text:p>
          </table:table-cell>
          <table:table-cell office:value-type="float" office:value="134434" calcext:value-type="float">
            <text:p>134434</text:p>
          </table:table-cell>
          <table:table-cell office:value-type="float" office:value="178624" calcext:value-type="float">
            <text:p>178624</text:p>
          </table:table-cell>
          <table:table-cell office:value-type="float" office:value="126836" calcext:value-type="float">
            <text:p>126836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181412" calcext:value-type="float">
            <text:p>181412</text:p>
          </table:table-cell>
          <table:table-cell office:value-type="float" office:value="163668" calcext:value-type="float">
            <text:p>163668</text:p>
          </table:table-cell>
          <table:table-cell office:value-type="float" office:value="165578" calcext:value-type="float">
            <text:p>165578</text:p>
          </table:table-cell>
          <table:table-cell office:value-type="float" office:value="166601" calcext:value-type="float">
            <text:p>166601</text:p>
          </table:table-cell>
          <table:table-cell office:value-type="float" office:value="123676" calcext:value-type="float">
            <text:p>123676</text:p>
          </table:table-cell>
          <table:table-cell office:value-type="float" office:value="110900" calcext:value-type="float">
            <text:p>110900</text:p>
          </table:table-cell>
          <table:table-cell office:value-type="float" office:value="131123" calcext:value-type="float">
            <text:p>131123</text:p>
          </table:table-cell>
          <table:table-cell office:value-type="float" office:value="171166" calcext:value-type="float">
            <text:p>171166</text:p>
          </table:table-cell>
          <table:table-cell office:value-type="float" office:value="125725" calcext:value-type="float">
            <text:p>125725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97992" calcext:value-type="float">
            <text:p>97992</text:p>
          </table:table-cell>
          <table:table-cell office:value-type="float" office:value="91445" calcext:value-type="float">
            <text:p>91445</text:p>
          </table:table-cell>
          <table:table-cell office:value-type="float" office:value="100024" calcext:value-type="float">
            <text:p>100024</text:p>
          </table:table-cell>
          <table:table-cell office:value-type="float" office:value="72470" calcext:value-type="float">
            <text:p>72470</text:p>
          </table:table-cell>
          <table:table-cell office:value-type="float" office:value="74165" calcext:value-type="float">
            <text:p>74165</text:p>
          </table:table-cell>
          <table:table-cell office:value-type="float" office:value="68351" calcext:value-type="float">
            <text:p>68351</text:p>
          </table:table-cell>
          <table:table-cell office:value-type="float" office:value="79587" calcext:value-type="float">
            <text:p>79587</text:p>
          </table:table-cell>
          <table:table-cell office:value-type="float" office:value="101966" calcext:value-type="float">
            <text:p>101966</text:p>
          </table:table-cell>
          <table:table-cell office:value-type="float" office:value="76697" calcext:value-type="float">
            <text:p>76697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69205" calcext:value-type="float">
            <text:p>469205</text:p>
          </table:table-cell>
          <table:table-cell office:value-type="float" office:value="424699" calcext:value-type="float">
            <text:p>424699</text:p>
          </table:table-cell>
          <table:table-cell office:value-type="float" office:value="441445" calcext:value-type="float">
            <text:p>441445</text:p>
          </table:table-cell>
          <table:table-cell office:value-type="float" office:value="412389" calcext:value-type="float">
            <text:p>412389</text:p>
          </table:table-cell>
          <table:table-cell office:value-type="float" office:value="322926" calcext:value-type="float">
            <text:p>322926</text:p>
          </table:table-cell>
          <table:table-cell office:value-type="float" office:value="294386" calcext:value-type="float">
            <text:p>294386</text:p>
          </table:table-cell>
          <table:table-cell office:value-type="float" office:value="345144" calcext:value-type="float">
            <text:p>345144</text:p>
          </table:table-cell>
          <table:table-cell office:value-type="float" office:value="451756" calcext:value-type="float">
            <text:p>451756</text:p>
          </table:table-cell>
          <table:table-cell office:value-type="float" office:value="329258" calcext:value-type="float">
            <text:p>329258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5" table:style-name="ta1">
        <table:shapes>
          <draw:frame draw:z-index="0" draw:style-name="gr1" draw:text-style-name="P1" svg:width="453.51pt" svg:height="255.09pt" svg:x="783.38pt" svg:y="162.88pt">
            <draw:object draw:notify-on-update-of-ranges="TESTREPEATS_5.C8:TESTREPEATS_5.K8 TESTREPEATS_5.C8:TESTREPEATS_5.K8 TESTREPEATS_5.B10:TESTREPEATS_5.B10 TESTREPEATS_5.C10:TESTREPEATS_5.K10 TESTREPEATS_5.C8:TESTREPEATS_5.K8 TESTREPEATS_5.B6:TESTREPEATS_5.B6 TESTREPEATS_5.C6:TESTREPEATS_5.K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0]/1000)" office:value-type="string" office:string-value="" calcext:value-type="error">
            <text:p>#DIV/0!</text:p>
          </table:table-cell>
          <table:table-cell table:style-name="ce2" table:formula="of:=[.$C$5]/([.D70]/1000)" office:value-type="float" office:value="0.0632289996294078" calcext:value-type="float">
            <text:p>0.063</text:p>
          </table:table-cell>
          <table:table-cell table:style-name="ce2" table:formula="of:=[.$C$5]/([.E70]/1000)" office:value-type="float" office:value="0.0669938198201216" calcext:value-type="float">
            <text:p>0.067</text:p>
          </table:table-cell>
          <table:table-cell table:style-name="ce2" table:formula="of:=[.$C$5]/([.F70]/1000)" office:value-type="float" office:value="0.103323871545467" calcext:value-type="float">
            <text:p>0.103</text:p>
          </table:table-cell>
          <table:table-cell table:style-name="ce2" table:formula="of:=[.$C$5]/([.G70]/1000)" office:value-type="float" office:value="0.100925713068198" calcext:value-type="float">
            <text:p>0.101</text:p>
          </table:table-cell>
          <table:table-cell table:style-name="ce2" table:formula="of:=[.$C$5]/([.H70]/1000)" office:value-type="float" office:value="0.111702028632953" calcext:value-type="float">
            <text:p>0.112</text:p>
          </table:table-cell>
          <table:table-cell table:style-name="ce2" table:formula="of:=[.$C$5]/([.I70]/1000)" office:value-type="float" office:value="0.0978351260714305" calcext:value-type="float">
            <text:p>0.098</text:p>
          </table:table-cell>
          <table:table-cell table:style-name="ce2" table:formula="of:=[.$C$5]/([.J70]/1000)" office:value-type="float" office:value="0.0697643322099984" calcext:value-type="float">
            <text:p>0.070</text:p>
          </table:table-cell>
          <table:table-cell table:style-name="ce2" table:formula="of:=[.$C$5]/([.K70]/1000)" office:value-type="float" office:value="0.0971833039083885" calcext:value-type="float">
            <text:p>0.0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342324" calcext:value-type="float">
            <text:p>0.342324</text:p>
          </table:table-cell>
          <table:table-cell office:value-type="float" office:value="0.441176" calcext:value-type="float">
            <text:p>0.441176</text:p>
          </table:table-cell>
          <table:table-cell office:value-type="float" office:value="0.517361" calcext:value-type="float">
            <text:p>0.517361</text:p>
          </table:table-cell>
          <table:table-cell office:value-type="float" office:value="0.487805" calcext:value-type="float">
            <text:p>0.487805</text:p>
          </table:table-cell>
          <table:table-cell office:value-type="float" office:value="0.704225" calcext:value-type="float">
            <text:p>0.704225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344411" calcext:value-type="float">
            <text:p>0.344411</text:p>
          </table:table-cell>
          <table:table-cell office:value-type="float" office:value="0.442775" calcext:value-type="float">
            <text:p>0.442775</text:p>
          </table:table-cell>
          <table:table-cell office:value-type="float" office:value="0.520338" calcext:value-type="float">
            <text:p>0.520338</text:p>
          </table:table-cell>
          <table:table-cell office:value-type="float" office:value="0.490189" calcext:value-type="float">
            <text:p>0.490189</text:p>
          </table:table-cell>
          <table:table-cell office:value-type="float" office:value="0.702526" calcext:value-type="float">
            <text:p>0.702526</text:p>
          </table:table-cell>
          <table:table-cell office:value-type="float" office:value="0.650959" calcext:value-type="float">
            <text:p>0.650959</text:p>
          </table:table-cell>
          <table:table-cell office:value-type="float" office:value="0.541453" calcext:value-type="float">
            <text:p>0.541453</text:p>
          </table:table-cell>
          <table:table-cell office:value-type="float" office:value="0.586967" calcext:value-type="float">
            <text:p>0.586967</text:p>
          </table:table-cell>
          <table:table-cell office:value-type="float" office:value="0.585096" calcext:value-type="float">
            <text:p>0.58509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86" calcext:value-type="float">
            <text:p>186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46" calcext:value-type="float">
            <text:p>646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832" calcext:value-type="float">
            <text:p>1832</text:p>
          </table:table-cell>
          <table:table-cell office:value-type="float" office:value="424" calcext:value-type="float">
            <text:p>424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18" calcext:value-type="float">
            <text:p>31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99" calcext:value-type="float">
            <text:p>199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51" calcext:value-type="float">
            <text:p>251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29" calcext:value-type="float">
            <text:p>2229</text:p>
          </table:table-cell>
          <table:table-cell office:value-type="float" office:value="433" calcext:value-type="float">
            <text:p>433</text:p>
          </table:table-cell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05" calcext:value-type="float">
            <text:p>30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19" calcext:value-type="float">
            <text:p>21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84" calcext:value-type="float">
            <text:p>2284</text:p>
          </table:table-cell>
          <table:table-cell office:value-type="float" office:value="505" calcext:value-type="float">
            <text:p>505</text:p>
          </table:table-cell>
          <table:table-cell office:value-type="float" office:value="223" calcext:value-type="float">
            <text:p>223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63" calcext:value-type="float">
            <text:p>36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8" calcext:value-type="float">
            <text:p>14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321" calcext:value-type="float">
            <text:p>2321</text:p>
          </table:table-cell>
          <table:table-cell office:value-type="float" office:value="496" calcext:value-type="float">
            <text:p>49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17" calcext:value-type="float">
            <text:p>31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02" calcext:value-type="float">
            <text:p>50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978" calcext:value-type="float">
            <text:p>1978</text:p>
          </table:table-cell>
          <table:table-cell office:value-type="float" office:value="506" calcext:value-type="float">
            <text:p>506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7" calcext:value-type="float">
            <text:p>18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9" calcext:value-type="float">
            <text:p>169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312" calcext:value-type="float">
            <text:p>2312</text:p>
          </table:table-cell>
          <table:table-cell office:value-type="float" office:value="497" calcext:value-type="float">
            <text:p>497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23558" calcext:value-type="float">
            <text:p>0.223558</text:p>
          </table:table-cell>
          <table:table-cell office:value-type="float" office:value="0.352601" calcext:value-type="float">
            <text:p>0.352601</text:p>
          </table:table-cell>
          <table:table-cell office:value-type="float" office:value="0.383562" calcext:value-type="float">
            <text:p>0.383562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0.695652" calcext:value-type="float">
            <text:p>0.695652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42222" calcext:value-type="float">
            <text:p>0.442222</text:p>
          </table:table-cell>
          <table:table-cell office:value-type="float" office:value="0.397661" calcext:value-type="float">
            <text:p>0.397661</text:p>
          </table:table-cell>
          <table:table-cell office:value-type="float" office:value="0.568182" calcext:value-type="float">
            <text:p>0.568182</text:p>
          </table:table-cell>
          <table:table-cell office:value-type="float" office:value="0.548387" calcext:value-type="float">
            <text:p>0.548387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91667" calcext:value-type="float">
            <text:p>0.391667</text:p>
          </table:table-cell>
          <table:table-cell office:value-type="float" office:value="0.585366" calcext:value-type="float">
            <text:p>0.585366</text:p>
          </table:table-cell>
          <table:table-cell office:value-type="float" office:value="0.645833" calcext:value-type="float">
            <text:p>0.64583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69841" calcext:value-type="float">
            <text:p>0.469841</text:p>
          </table:table-cell>
          <table:table-cell office:value-type="float" office:value="0.517647" calcext:value-type="float">
            <text:p>0.517647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table:number-columns-repeated="3" office:value-type="float" office:value="0.692308" calcext:value-type="float">
            <text:p>0.69230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87057" calcext:value-type="float">
            <text:p>0.387057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686275" calcext:value-type="float">
            <text:p>0.6862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79612" calcext:value-type="float">
            <text:p>0.179612</text:p>
          </table:table-cell>
          <table:table-cell office:value-type="float" office:value="0.170213" calcext:value-type="float">
            <text:p>0.170213</text:p>
          </table:table-cell>
          <table:table-cell office:value-type="float" office:value="0.325" calcext:value-type="float">
            <text:p>0.32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69048" calcext:value-type="float">
            <text:p>0.369048</text:p>
          </table:table-cell>
          <table:table-cell office:value-type="float" office:value="0.564815" calcext:value-type="float">
            <text:p>0.564815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94841" calcext:value-type="float">
            <text:p>0.394841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79762" calcext:value-type="float">
            <text:p>0.27976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45833" calcext:value-type="float">
            <text:p>0.645833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93651" calcext:value-type="float">
            <text:p>0.293651</text:p>
          </table:table-cell>
          <table:table-cell office:value-type="float" office:value="0.407407" calcext:value-type="float">
            <text:p>0.407407</text:p>
          </table:table-cell>
          <table:table-cell office:value-type="float" office:value="0.354167" calcext:value-type="float">
            <text:p>0.3541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11111" calcext:value-type="float">
            <text:p>0.61111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28968" calcext:value-type="float">
            <text:p>0.628968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729167" calcext:value-type="float">
            <text:p>0.7291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734127" calcext:value-type="float">
            <text:p>0.0734127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270833" calcext:value-type="float">
            <text:p>0.270833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78443" calcext:value-type="float">
            <text:p>0.278443</text:p>
          </table:table-cell>
          <table:table-cell office:value-type="float" office:value="0.434164" calcext:value-type="float">
            <text:p>0.434164</text:p>
          </table:table-cell>
          <table:table-cell office:value-type="float" office:value="0.46281" calcext:value-type="float">
            <text:p>0.46281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780488" calcext:value-type="float">
            <text:p>0.780488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88235" calcext:value-type="float">
            <text:p>0.58823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17191" calcext:value-type="float">
            <text:p>0.417191</text:p>
          </table:table-cell>
          <table:table-cell office:value-type="float" office:value="0.487455" calcext:value-type="float">
            <text:p>0.487455</text:p>
          </table:table-cell>
          <table:table-cell office:value-type="float" office:value="0.543478" calcext:value-type="float">
            <text:p>0.543478</text:p>
          </table:table-cell>
          <table:table-cell office:value-type="float" office:value="0.618182" calcext:value-type="float">
            <text:p>0.618182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8" calcext:value-type="float">
            <text:p>0.8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26389" calcext:value-type="float">
            <text:p>0.326389</text:p>
          </table:table-cell>
          <table:table-cell office:value-type="float" office:value="0.505263" calcext:value-type="float">
            <text:p>0.505263</text:p>
          </table:table-cell>
          <table:table-cell office:value-type="float" office:value="0.645833" calcext:value-type="float">
            <text:p>0.645833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56" calcext:value-type="float">
            <text:p>0.56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61416" calcext:value-type="float">
            <text:p>0.361416</text:p>
          </table:table-cell>
          <table:table-cell office:value-type="float" office:value="0.455959" calcext:value-type="float">
            <text:p>0.455959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611111" calcext:value-type="float">
            <text:p>0.611111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0.727273" calcext:value-type="float">
            <text:p>0.72727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79214" calcext:value-type="float">
            <text:p>0.479214</text:p>
          </table:table-cell>
          <table:table-cell office:value-type="float" office:value="0.57732" calcext:value-type="float">
            <text:p>0.57732</text:p>
          </table:table-cell>
          <table:table-cell office:value-type="float" office:value="0.707071" calcext:value-type="float">
            <text:p>0.70707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6" calcext:value-type="float">
            <text:p>0.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04225" calcext:value-type="float">
            <text:p>0.104225</text:p>
          </table:table-cell>
          <table:table-cell office:value-type="float" office:value="0.103226" calcext:value-type="float">
            <text:p>0.103226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24" calcext:value-type="float">
            <text:p>0.24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327927" calcext:value-type="float">
            <text:p>327927</text:p>
          </table:table-cell>
          <table:table-cell/>
          <table:table-cell office:value-type="float" office:value="236934" calcext:value-type="float">
            <text:p>236934</text:p>
          </table:table-cell>
          <table:table-cell office:value-type="float" office:value="244681" calcext:value-type="float">
            <text:p>244681</text:p>
          </table:table-cell>
          <table:table-cell office:value-type="float" office:value="212938" calcext:value-type="float">
            <text:p>212938</text:p>
          </table:table-cell>
          <table:table-cell office:value-type="float" office:value="140024" calcext:value-type="float">
            <text:p>140024</text:p>
          </table:table-cell>
          <table:table-cell office:value-type="float" office:value="125527" calcext:value-type="float">
            <text:p>125527</text:p>
          </table:table-cell>
          <table:table-cell office:value-type="float" office:value="148083" calcext:value-type="float">
            <text:p>148083</text:p>
          </table:table-cell>
          <table:table-cell office:value-type="float" office:value="214864" calcext:value-type="float">
            <text:p>214864</text:p>
          </table:table-cell>
          <table:table-cell office:value-type="float" office:value="154319" calcext:value-type="float">
            <text:p>154319</text:p>
          </table:table-cell>
        </table:table-row>
        <table:table-row table:style-name="ro1">
          <table:table-cell/>
          <table:table-cell office:value-type="float" office:value="339021" calcext:value-type="float">
            <text:p>339021</text:p>
          </table:table-cell>
          <table:table-cell/>
          <table:table-cell office:value-type="float" office:value="229549" calcext:value-type="float">
            <text:p>229549</text:p>
          </table:table-cell>
          <table:table-cell office:value-type="float" office:value="225793" calcext:value-type="float">
            <text:p>225793</text:p>
          </table:table-cell>
          <table:table-cell office:value-type="float" office:value="203299" calcext:value-type="float">
            <text:p>203299</text:p>
          </table:table-cell>
          <table:table-cell office:value-type="float" office:value="139657" calcext:value-type="float">
            <text:p>139657</text:p>
          </table:table-cell>
          <table:table-cell office:value-type="float" office:value="132388" calcext:value-type="float">
            <text:p>132388</text:p>
          </table:table-cell>
          <table:table-cell office:value-type="float" office:value="145258" calcext:value-type="float">
            <text:p>145258</text:p>
          </table:table-cell>
          <table:table-cell office:value-type="float" office:value="201256" calcext:value-type="float">
            <text:p>201256</text:p>
          </table:table-cell>
          <table:table-cell office:value-type="float" office:value="148062" calcext:value-type="float">
            <text:p>148062</text:p>
          </table:table-cell>
        </table:table-row>
        <table:table-row table:style-name="ro1">
          <table:table-cell/>
          <table:table-cell office:value-type="float" office:value="694333" calcext:value-type="float">
            <text:p>694333</text:p>
          </table:table-cell>
          <table:table-cell/>
          <table:table-cell office:value-type="float" office:value="569359" calcext:value-type="float">
            <text:p>569359</text:p>
          </table:table-cell>
          <table:table-cell office:value-type="float" office:value="537363" calcext:value-type="float">
            <text:p>537363</text:p>
          </table:table-cell>
          <table:table-cell office:value-type="float" office:value="348419" calcext:value-type="float">
            <text:p>348419</text:p>
          </table:table-cell>
          <table:table-cell office:value-type="float" office:value="356698" calcext:value-type="float">
            <text:p>356698</text:p>
          </table:table-cell>
          <table:table-cell office:value-type="float" office:value="322286" calcext:value-type="float">
            <text:p>322286</text:p>
          </table:table-cell>
          <table:table-cell office:value-type="float" office:value="367966" calcext:value-type="float">
            <text:p>367966</text:p>
          </table:table-cell>
          <table:table-cell office:value-type="float" office:value="516023" calcext:value-type="float">
            <text:p>516023</text:p>
          </table:table-cell>
          <table:table-cell office:value-type="float" office:value="370434" calcext:value-type="float">
            <text:p>370434</text:p>
          </table:table-cell>
        </table:table-row>
        <table:table-row table:style-name="ro1">
          <table:table-cell/>
          <table:table-cell office:value-type="float" office:value="1361281" calcext:value-type="float">
            <text:p>1361281</text:p>
          </table:table-cell>
          <table:table-cell/>
          <table:table-cell office:value-type="float" office:value="1035842" calcext:value-type="float">
            <text:p>1035842</text:p>
          </table:table-cell>
          <table:table-cell office:value-type="float" office:value="1007837" calcext:value-type="float">
            <text:p>1007837</text:p>
          </table:table-cell>
          <table:table-cell office:value-type="float" office:value="764656" calcext:value-type="float">
            <text:p>764656</text:p>
          </table:table-cell>
          <table:table-cell office:value-type="float" office:value="636379" calcext:value-type="float">
            <text:p>636379</text:p>
          </table:table-cell>
          <table:table-cell office:value-type="float" office:value="580201" calcext:value-type="float">
            <text:p>580201</text:p>
          </table:table-cell>
          <table:table-cell office:value-type="float" office:value="661307" calcext:value-type="float">
            <text:p>661307</text:p>
          </table:table-cell>
          <table:table-cell office:value-type="float" office:value="932143" calcext:value-type="float">
            <text:p>932143</text:p>
          </table:table-cell>
          <table:table-cell office:value-type="float" office:value="672815" calcext:value-type="float">
            <text:p>672815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" table:style-name="ta1">
        <table:shapes>
          <draw:frame draw:z-index="0" draw:style-name="gr1" draw:text-style-name="P1" svg:width="453.51pt" svg:height="255.09pt" svg:x="332.79pt" svg:y="248.8pt">
            <draw:object draw:notify-on-update-of-ranges="TESTREPEATS_10.C5:TESTREPEATS_10.K5 TESTREPEATS_10.C5:TESTREPEATS_10.K5 TESTREPEATS_10.B7:TESTREPEATS_10.B7 TESTREPEATS_10.C7:TESTREPEATS_10.K7 TESTREPEATS_10.C5:TESTREPEATS_10.K5 TESTREPEATS_10.B3:TESTREPEATS_10.B3 TESTREPEATS_10.C3:TESTREPEATS_10.K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2]/([.C67]/1000)" office:value-type="float" office:value="0.0427265217762839" calcext:value-type="float">
            <text:p>0.043</text:p>
          </table:table-cell>
          <table:table-cell table:style-name="ce2" table:formula="of:=[.$C$2]/([.D67]/1000)" office:value-type="float" office:value="0.0465038171883275" calcext:value-type="float">
            <text:p>0.047</text:p>
          </table:table-cell>
          <table:table-cell table:style-name="ce2" table:formula="of:=[.$C$2]/([.E67]/1000)" office:value-type="float" office:value="0.0450073136884744" calcext:value-type="float">
            <text:p>0.045</text:p>
          </table:table-cell>
          <table:table-cell table:style-name="ce2" table:formula="of:=[.$C$2]/([.F67]/1000)" office:value-type="float" office:value="0.0439501410067024" calcext:value-type="float">
            <text:p>0.044</text:p>
          </table:table-cell>
          <table:table-cell table:style-name="ce2" table:formula="of:=[.$C$2]/([.G67]/1000)" office:value-type="float" office:value="0.0660468051692633" calcext:value-type="float">
            <text:p>0.066</text:p>
          </table:table-cell>
          <table:table-cell table:style-name="ce2" table:formula="of:=[.$C$2]/([.H67]/1000)" office:value-type="float" office:value="0.0771864674969929" calcext:value-type="float">
            <text:p>0.077</text:p>
          </table:table-cell>
          <table:table-cell table:style-name="ce2" table:formula="of:=[.$C$2]/([.I67]/1000)" office:value-type="float" office:value="0.0632491066063692" calcext:value-type="float">
            <text:p>0.063</text:p>
          </table:table-cell>
          <table:table-cell table:style-name="ce2" table:formula="of:=[.$C$2]/([.J67]/1000)" office:value-type="float" office:value="0.0439688212203302" calcext:value-type="float">
            <text:p>0.044</text:p>
          </table:table-cell>
          <table:table-cell table:style-name="ce2" table:formula="of:=[.$C$2]/([.K67]/1000)" office:value-type="float" office:value="0.0640045514347687" calcext:value-type="float">
            <text:p>0.0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348378" calcext:value-type="float">
            <text:p>0.348378</text:p>
          </table:table-cell>
          <table:table-cell office:value-type="float" office:value="0.44841" calcext:value-type="float">
            <text:p>0.44841</text:p>
          </table:table-cell>
          <table:table-cell office:value-type="float" office:value="0.579861" calcext:value-type="float">
            <text:p>0.579861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597222" calcext:value-type="float">
            <text:p>0.597222</text:p>
          </table:table-cell>
          <table:table-cell office:value-type="float" office:value="0.569444" calcext:value-type="float">
            <text:p>0.56944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353622" calcext:value-type="float">
            <text:p>0.353622</text:p>
          </table:table-cell>
          <table:table-cell office:value-type="float" office:value="0.446764" calcext:value-type="float">
            <text:p>0.446764</text:p>
          </table:table-cell>
          <table:table-cell office:value-type="float" office:value="0.57816" calcext:value-type="float">
            <text:p>0.57816</text:p>
          </table:table-cell>
          <table:table-cell office:value-type="float" office:value="0.539998" calcext:value-type="float">
            <text:p>0.539998</text:p>
          </table:table-cell>
          <table:table-cell office:value-type="float" office:value="0.708286" calcext:value-type="float">
            <text:p>0.708286</text:p>
          </table:table-cell>
          <table:table-cell office:value-type="float" office:value="0.702522" calcext:value-type="float">
            <text:p>0.702522</text:p>
          </table:table-cell>
          <table:table-cell office:value-type="float" office:value="0.595863" calcext:value-type="float">
            <text:p>0.595863</text:p>
          </table:table-cell>
          <table:table-cell office:value-type="float" office:value="0.615345" calcext:value-type="float">
            <text:p>0.615345</text:p>
          </table:table-cell>
          <table:table-cell office:value-type="float" office:value="0.697134" calcext:value-type="float">
            <text:p>0.6971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23" calcext:value-type="float">
            <text:p>623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835" calcext:value-type="float">
            <text:p>1835</text:p>
          </table:table-cell>
          <table:table-cell office:value-type="float" office:value="422" calcext:value-type="float">
            <text:p>422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35" calcext:value-type="float">
            <text:p>2235</text:p>
          </table:table-cell>
          <table:table-cell office:value-type="float" office:value="431" calcext:value-type="float">
            <text:p>431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12" calcext:value-type="float">
            <text:p>31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80" calcext:value-type="float">
            <text:p>2280</text:p>
          </table:table-cell>
          <table:table-cell office:value-type="float" office:value="499" calcext:value-type="float">
            <text:p>499</text:p>
          </table:table-cell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51" calcext:value-type="float">
            <text:p>351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307" calcext:value-type="float">
            <text:p>2307</text:p>
          </table:table-cell>
          <table:table-cell office:value-type="float" office:value="501" calcext:value-type="float">
            <text:p>501</text:p>
          </table:table-cell>
          <table:table-cell office:value-type="float" office:value="226" calcext:value-type="float">
            <text:p>226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53" calcext:value-type="float">
            <text:p>353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24" calcext:value-type="float">
            <text:p>324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12" calcext:value-type="float">
            <text:p>5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946" calcext:value-type="float">
            <text:p>1946</text:p>
          </table:table-cell>
          <table:table-cell office:value-type="float" office:value="498" calcext:value-type="float">
            <text:p>498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71" calcext:value-type="float">
            <text:p>2271</text:p>
          </table:table-cell>
          <table:table-cell office:value-type="float" office:value="502" calcext:value-type="float">
            <text:p>502</text:p>
          </table:table-cell>
          <table:table-cell office:value-type="float" office:value="217" calcext:value-type="float">
            <text:p>217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56" calcext:value-type="float">
            <text:p>456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18319" calcext:value-type="float">
            <text:p>0.218319</text:p>
          </table:table-cell>
          <table:table-cell office:value-type="float" office:value="0.343195" calcext:value-type="float">
            <text:p>0.343195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" calcext:value-type="float">
            <text:p>0.5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67153" calcext:value-type="float">
            <text:p>0.467153</text:p>
          </table:table-cell>
          <table:table-cell office:value-type="float" office:value="0.420455" calcext:value-type="float">
            <text:p>0.420455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425" calcext:value-type="float">
            <text:p>0.425</text:p>
          </table:table-cell>
          <table:table-cell office:value-type="float" office:value="0.593407" calcext:value-type="float">
            <text:p>0.593407</text:p>
          </table:table-cell>
          <table:table-cell office:value-type="float" office:value="0.66" calcext:value-type="float">
            <text:p>0.66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1" calcext:value-type="float">
            <text:p>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80892" calcext:value-type="float">
            <text:p>0.480892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6" calcext:value-type="float">
            <text:p>0.6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286" calcext:value-type="float">
            <text:p>0.71428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8756" calcext:value-type="float">
            <text:p>0.38756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1" calcext:value-type="float">
            <text:p>1</text:p>
          </table:table-cell>
          <table:table-cell office:value-type="float" office:value="0.857143" calcext:value-type="float">
            <text:p>0.85714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" calcext:value-type="float">
            <text:p>0.2</text:p>
          </table:table-cell>
          <table:table-cell office:value-type="float" office:value="0.179487" calcext:value-type="float">
            <text:p>0.179487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45238" calcext:value-type="float">
            <text:p>0.345238</text:p>
          </table:table-cell>
          <table:table-cell office:value-type="float" office:value="0.537037" calcext:value-type="float">
            <text:p>0.53703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0.685185" calcext:value-type="float">
            <text:p>0.685185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03571" calcext:value-type="float">
            <text:p>0.303571</text:p>
          </table:table-cell>
          <table:table-cell office:value-type="float" office:value="0.5" calcext:value-type="float">
            <text:p>0.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99603" calcext:value-type="float">
            <text:p>0.299603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0648148" calcext:value-type="float">
            <text:p>0.0648148</text:p>
          </table:table-cell>
          <table:table-cell office:value-type="float" office:value="0.229167" calcext:value-type="float">
            <text:p>0.2291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67487" calcext:value-type="float">
            <text:p>0.267487</text:p>
          </table:table-cell>
          <table:table-cell office:value-type="float" office:value="0.418773" calcext:value-type="float">
            <text:p>0.418773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472727" calcext:value-type="float">
            <text:p>0.472727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64" calcext:value-type="float">
            <text:p>0.64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588235" calcext:value-type="float">
            <text:p>0.58823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19672" calcext:value-type="float">
            <text:p>0.419672</text:p>
          </table:table-cell>
          <table:table-cell office:value-type="float" office:value="0.521127" calcext:value-type="float">
            <text:p>0.521127</text:p>
          </table:table-cell>
          <table:table-cell office:value-type="float" office:value="0.659794" calcext:value-type="float">
            <text:p>0.659794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615385" calcext:value-type="float">
            <text:p>0.61538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54167" calcext:value-type="float">
            <text:p>0.354167</text:p>
          </table:table-cell>
          <table:table-cell office:value-type="float" office:value="0.542714" calcext:value-type="float">
            <text:p>0.542714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0.595745" calcext:value-type="float">
            <text:p>0.595745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7" calcext:value-type="float">
            <text:p>0.7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69193" calcext:value-type="float">
            <text:p>0.369193</text:p>
          </table:table-cell>
          <table:table-cell office:value-type="float" office:value="0.437158" calcext:value-type="float">
            <text:p>0.437158</text:p>
          </table:table-cell>
          <table:table-cell office:value-type="float" office:value="0.506024" calcext:value-type="float">
            <text:p>0.506024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588235" calcext:value-type="float">
            <text:p>0.588235</text:p>
          </table:table-cell>
          <table:table-cell table:number-columns-repeated="2" office:value-type="float" office:value="0.769231" calcext:value-type="float">
            <text:p>0.769231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83582" calcext:value-type="float">
            <text:p>0.483582</text:p>
          </table:table-cell>
          <table:table-cell office:value-type="float" office:value="0.562814" calcext:value-type="float">
            <text:p>0.562814</text:p>
          </table:table-cell>
          <table:table-cell office:value-type="float" office:value="0.75" calcext:value-type="float">
            <text:p>0.7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923077" calcext:value-type="float">
            <text:p>0.92307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29032" calcext:value-type="float">
            <text:p>0.129032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268293" calcext:value-type="float">
            <text:p>0.268293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529412" calcext:value-type="float">
            <text:p>0.529412</text:p>
          </table:table-cell>
          <table:table-cell office:value-type="float" office:value="0.347826" calcext:value-type="float">
            <text:p>0.347826</text:p>
          </table:table-cell>
          <table:table-cell office:value-type="float" office:value="0.3" calcext:value-type="float">
            <text:p>0.3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3" office:value-type="float" office:value="184406" calcext:value-type="float">
            <text:p>184406</text:p>
          </table:table-cell>
          <table:table-cell office:value-type="float" office:value="164438" calcext:value-type="float">
            <text:p>164438</text:p>
          </table:table-cell>
          <table:table-cell office:value-type="float" office:value="163097" calcext:value-type="float">
            <text:p>163097</text:p>
          </table:table-cell>
          <table:table-cell office:value-type="float" office:value="166542" calcext:value-type="float">
            <text:p>166542</text:p>
          </table:table-cell>
          <table:table-cell office:value-type="float" office:value="114716" calcext:value-type="float">
            <text:p>114716</text:p>
          </table:table-cell>
          <table:table-cell office:value-type="float" office:value="103626" calcext:value-type="float">
            <text:p>103626</text:p>
          </table:table-cell>
          <table:table-cell office:value-type="float" office:value="120284" calcext:value-type="float">
            <text:p>120284</text:p>
          </table:table-cell>
          <table:table-cell office:value-type="float" office:value="161099" calcext:value-type="float">
            <text:p>161099</text:p>
          </table:table-cell>
          <table:table-cell office:value-type="float" office:value="118780" calcext:value-type="float">
            <text:p>118780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3" office:value-type="float" office:value="177909" calcext:value-type="float">
            <text:p>177909</text:p>
          </table:table-cell>
          <table:table-cell office:value-type="float" office:value="154608" calcext:value-type="float">
            <text:p>154608</text:p>
          </table:table-cell>
          <table:table-cell office:value-type="float" office:value="158376" calcext:value-type="float">
            <text:p>158376</text:p>
          </table:table-cell>
          <table:table-cell office:value-type="float" office:value="159617" calcext:value-type="float">
            <text:p>159617</text:p>
          </table:table-cell>
          <table:table-cell office:value-type="float" office:value="112242" calcext:value-type="float">
            <text:p>112242</text:p>
          </table:table-cell>
          <table:table-cell office:value-type="float" office:value="98529" calcext:value-type="float">
            <text:p>98529</text:p>
          </table:table-cell>
          <table:table-cell office:value-type="float" office:value="115993" calcext:value-type="float">
            <text:p>115993</text:p>
          </table:table-cell>
          <table:table-cell office:value-type="float" office:value="157535" calcext:value-type="float">
            <text:p>157535</text:p>
          </table:table-cell>
          <table:table-cell office:value-type="float" office:value="115090" calcext:value-type="float">
            <text:p>115090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3" office:value-type="float" office:value="842568" calcext:value-type="float">
            <text:p>842568</text:p>
          </table:table-cell>
          <table:table-cell office:value-type="float" office:value="774130" calcext:value-type="float">
            <text:p>774130</text:p>
          </table:table-cell>
          <table:table-cell office:value-type="float" office:value="799870" calcext:value-type="float">
            <text:p>799870</text:p>
          </table:table-cell>
          <table:table-cell office:value-type="float" office:value="819110" calcext:value-type="float">
            <text:p>819110</text:p>
          </table:table-cell>
          <table:table-cell office:value-type="float" office:value="545068" calcext:value-type="float">
            <text:p>545068</text:p>
          </table:table-cell>
          <table:table-cell office:value-type="float" office:value="466403" calcext:value-type="float">
            <text:p>466403</text:p>
          </table:table-cell>
          <table:table-cell office:value-type="float" office:value="569178" calcext:value-type="float">
            <text:p>569178</text:p>
          </table:table-cell>
          <table:table-cell office:value-type="float" office:value="818762" calcext:value-type="float">
            <text:p>818762</text:p>
          </table:table-cell>
          <table:table-cell office:value-type="float" office:value="562460" calcext:value-type="float">
            <text:p>56246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office:value-type="float" office:value="1204883" calcext:value-type="float">
            <text:p>1204883</text:p>
          </table:table-cell>
          <table:table-cell office:value-type="float" office:value="1093176" calcext:value-type="float">
            <text:p>1093176</text:p>
          </table:table-cell>
          <table:table-cell office:value-type="float" office:value="1121343" calcext:value-type="float">
            <text:p>1121343</text:p>
          </table:table-cell>
          <table:table-cell office:value-type="float" office:value="1145269" calcext:value-type="float">
            <text:p>1145269</text:p>
          </table:table-cell>
          <table:table-cell office:value-type="float" office:value="772026" calcext:value-type="float">
            <text:p>772026</text:p>
          </table:table-cell>
          <table:table-cell office:value-type="float" office:value="668558" calcext:value-type="float">
            <text:p>668558</text:p>
          </table:table-cell>
          <table:table-cell office:value-type="float" office:value="805455" calcext:value-type="float">
            <text:p>805455</text:p>
          </table:table-cell>
          <table:table-cell office:value-type="float" office:value="1137396" calcext:value-type="float">
            <text:p>1137396</text:p>
          </table:table-cell>
          <table:table-cell office:value-type="float" office:value="796330" calcext:value-type="float">
            <text:p>796330</text:p>
          </table:table-cell>
        </table:table-row>
        <table:table-row table:style-name="ro1" table:number-rows-repeated="104850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OMBINED" table:style-name="ta1">
        <table:shapes>
          <draw:frame draw:z-index="0" draw:style-name="gr1" draw:text-style-name="P1" svg:width="453.51pt" svg:height="255.09pt" svg:x="130.82pt" svg:y="92.44pt">
            <draw:object draw:notify-on-update-of-ranges="COMBINED.C6:COMBINED.C6 COMBINED.D6:COMBINED.L6 COMBINED.C7:COMBINED.C7 COMBINED.D7:COMBINED.L7 COMBINED.C8:COMBINED.C8 COMBINED.D8:COMBINED.L8 COMBINED.C9:COMBINED.C9 COMBINED.D9:COMBINED.L9 COMBINED.C2:COMBINED.C2 COMBINED.E2:COMBINED.E3 COMBINED.D2:COMBINED.D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xSegSiz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8748" calcext:value-type="float">
            <text:p>0.288748</text:p>
          </table:table-cell>
          <table:table-cell office:value-type="float" office:value="0.356893" calcext:value-type="float">
            <text:p>0.356893</text:p>
          </table:table-cell>
          <table:table-cell office:value-type="float" office:value="0.391441" calcext:value-type="float">
            <text:p>0.391441</text:p>
          </table:table-cell>
          <table:table-cell office:value-type="float" office:value="0.449117" calcext:value-type="float">
            <text:p>0.449117</text:p>
          </table:table-cell>
          <table:table-cell office:value-type="float" office:value="0.531167" calcext:value-type="float">
            <text:p>0.53116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0.439658" calcext:value-type="float">
            <text:p>0.439658</text:p>
          </table:table-cell>
          <table:table-cell office:value-type="float" office:value="0.451418" calcext:value-type="float">
            <text:p>0.451418</text:p>
          </table:table-cell>
          <table:table-cell office:value-type="float" office:value="0.448153" calcext:value-type="float">
            <text:p>0.44815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44411" calcext:value-type="float">
            <text:p>0.344411</text:p>
          </table:table-cell>
          <table:table-cell office:value-type="float" office:value="0.442775" calcext:value-type="float">
            <text:p>0.442775</text:p>
          </table:table-cell>
          <table:table-cell office:value-type="float" office:value="0.520338" calcext:value-type="float">
            <text:p>0.520338</text:p>
          </table:table-cell>
          <table:table-cell office:value-type="float" office:value="0.490189" calcext:value-type="float">
            <text:p>0.490189</text:p>
          </table:table-cell>
          <table:table-cell office:value-type="float" office:value="0.702526" calcext:value-type="float">
            <text:p>0.702526</text:p>
          </table:table-cell>
          <table:table-cell office:value-type="float" office:value="0.650959" calcext:value-type="float">
            <text:p>0.650959</text:p>
          </table:table-cell>
          <table:table-cell office:value-type="float" office:value="0.541453" calcext:value-type="float">
            <text:p>0.541453</text:p>
          </table:table-cell>
          <table:table-cell office:value-type="float" office:value="0.586967" calcext:value-type="float">
            <text:p>0.586967</text:p>
          </table:table-cell>
          <table:table-cell office:value-type="float" office:value="0.585096" calcext:value-type="float">
            <text:p>0.58509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53622" calcext:value-type="float">
            <text:p>0.353622</text:p>
          </table:table-cell>
          <table:table-cell office:value-type="float" office:value="0.446764" calcext:value-type="float">
            <text:p>0.446764</text:p>
          </table:table-cell>
          <table:table-cell office:value-type="float" office:value="0.57816" calcext:value-type="float">
            <text:p>0.57816</text:p>
          </table:table-cell>
          <table:table-cell office:value-type="float" office:value="0.539998" calcext:value-type="float">
            <text:p>0.539998</text:p>
          </table:table-cell>
          <table:table-cell office:value-type="float" office:value="0.708286" calcext:value-type="float">
            <text:p>0.708286</text:p>
          </table:table-cell>
          <table:table-cell office:value-type="float" office:value="0.702522" calcext:value-type="float">
            <text:p>0.702522</text:p>
          </table:table-cell>
          <table:table-cell office:value-type="float" office:value="0.595863" calcext:value-type="float">
            <text:p>0.595863</text:p>
          </table:table-cell>
          <table:table-cell office:value-type="float" office:value="0.615345" calcext:value-type="float">
            <text:p>0.615345</text:p>
          </table:table-cell>
          <table:table-cell office:value-type="float" office:value="0.697134" calcext:value-type="float">
            <text:p>0.697134</text:p>
          </table:table-cell>
        </table:table-row>
        <table:table-row table:style-name="ro1" table:number-rows-repeated="104856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01:07:47.939222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09T13:38:00.297397876</dc:date>
    <meta:editing-duration>P1DT7H31M24S</meta:editing-duration>
    <meta:editing-cycles>79</meta:editing-cycles>
    <meta:document-statistic meta:table-count="4" meta:cell-count="18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03cm" svg:y="0.316cm" chart:style-name="ch2">
          <text:p>FScore against Cropping Size Scale 6: 10 Repeats</text:p>
        </chart:title>
        <chart:legend svg:x="10.177cm" svg:y="7.839cm" style:legend-expansion="custom" chartooo:width="5.126cm" chartooo:height="0.598cm" style:legend-expansion-aspect-ratio="8.57190635451505" chart:style-name="ch3"/>
        <chart:plot-area chart:style-name="ch4" table:cell-range-address="TESTREPEATS_10.C5:TESTREPEATS_10.K5 TESTREPEATS_10.B7:TESTREPEATS_10.K7 TESTREPEATS_10.B3:TESTREPEATS_10.K3" chart:data-source-has-labels="both" svg:x="1.331cm" svg:y="1.301cm" svg:width="13.468cm" svg:height="6.538cm">
          <chartooo:coordinate-region svg:x="2.018cm" svg:y="1.5cm" svg:width="12.053cm" svg:height="5.692cm"/>
          <chart:axis chart:dimension="x" chart:name="primary-x" chart:style-name="ch5" chartooo:axis-type="auto">
            <chart:title svg:x="6.817cm" svg:y="8.019cm" chart:style-name="ch6">
              <text:p>Cropsize(Pixels)</text:p>
            </chart:title>
            <chart:categories table:cell-range-address="TESTREPEATS_10.C5:TESTREPEATS_10.K5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5.119cm" svg:y="6.466cm" chart:style-name="ch8">
              <text:p>Frames Per Second(FPS)</text:p>
            </chart:title>
          </chart:axis>
          <chart:series chart:attached-axis="primary-y" chart:style-name="ch11" chart:values-cell-range-address="TESTREPEATS_10.C7:TESTREPEATS_10.K7" chart:label-cell-address="TESTREPEATS_10.B7:TESTREPEATS_10.B7" chart:class="chart:scatter">
            <chart:domain table:cell-range-address="TESTREPEATS_10.C5:TESTREPEATS_10.K5"/>
            <chart:data-point chart:repeated="9"/>
          </chart:series>
          <chart:series chart:attached-axis="secondary-y" chart:style-name="ch12" chart:values-cell-range-address="TESTREPEATS_10.C3:TESTREPEATS_10.K3" chart:label-cell-address="TESTREPEATS_10.B3:TESTREPEATS_10.B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TESTREPEATS_10.C5:TESTREPEATS_10.K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TESTREPEATS_10.C5:TESTREPEATS_10.K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Macro FScore</text:p>
                <draw:g>
                  <svg:desc>TESTREPEATS_10.B7:TESTREPEATS_10.B7</svg:desc>
                </draw:g>
              </table:table-cell>
              <table:table-cell office:value-type="float" office:value="0.353622">
                <text:p>0.353622</text:p>
                <draw:g>
                  <svg:desc>TESTREPEATS_10.C7:TESTREPEATS_10.K7</svg:desc>
                </draw:g>
              </table:table-cell>
              <table:table-cell office:value-type="float" office:value="0.446764">
                <text:p>0.446764</text:p>
              </table:table-cell>
              <table:table-cell office:value-type="float" office:value="0.57816">
                <text:p>0.57816</text:p>
              </table:table-cell>
              <table:table-cell office:value-type="float" office:value="0.539998">
                <text:p>0.539998</text:p>
              </table:table-cell>
              <table:table-cell office:value-type="float" office:value="0.708286">
                <text:p>0.708286</text:p>
              </table:table-cell>
              <table:table-cell office:value-type="float" office:value="0.702522">
                <text:p>0.702522</text:p>
              </table:table-cell>
              <table:table-cell office:value-type="float" office:value="0.595863">
                <text:p>0.595863</text:p>
              </table:table-cell>
              <table:table-cell office:value-type="float" office:value="0.615345">
                <text:p>0.615345</text:p>
              </table:table-cell>
              <table:table-cell office:value-type="float" office:value="0.697134">
                <text:p>0.697134</text:p>
              </table:table-cell>
            </table:table-row>
            <table:table-row>
              <table:table-cell office:value-type="string">
                <text:p>FPS</text:p>
                <draw:g>
                  <svg:desc>TESTREPEATS_10.B3:TESTREPEATS_10.B3</svg:desc>
                </draw:g>
              </table:table-cell>
              <table:table-cell office:value-type="float" office:value="0.0427265217762839">
                <text:p>0.0427265217762839</text:p>
                <draw:g>
                  <svg:desc>TESTREPEATS_10.C3:TESTREPEATS_10.K3</svg:desc>
                </draw:g>
              </table:table-cell>
              <table:table-cell office:value-type="float" office:value="0.0465038171883275">
                <text:p>0.0465038171883275</text:p>
              </table:table-cell>
              <table:table-cell office:value-type="float" office:value="0.0450073136884744">
                <text:p>0.0450073136884744</text:p>
              </table:table-cell>
              <table:table-cell office:value-type="float" office:value="0.0439501410067024">
                <text:p>0.0439501410067024</text:p>
              </table:table-cell>
              <table:table-cell office:value-type="float" office:value="0.0660468051692633">
                <text:p>0.0660468051692633</text:p>
              </table:table-cell>
              <table:table-cell office:value-type="float" office:value="0.0771864674969929">
                <text:p>0.0771864674969929</text:p>
              </table:table-cell>
              <table:table-cell office:value-type="float" office:value="0.0632491066063692">
                <text:p>0.0632491066063692</text:p>
              </table:table-cell>
              <table:table-cell office:value-type="float" office:value="0.0439688212203302">
                <text:p>0.0439688212203302</text:p>
              </table:table-cell>
              <table:table-cell office:value-type="float" office:value="0.0640045514347687">
                <text:p>0.0640045514347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Cropsize: Resolution 512 x 288</text:p>
        </chart:title>
        <chart:subtitle svg:x="7.043cm" svg:y="1.301cm" chart:style-name="ch3">
          <text:p>0 Repeats</text:p>
        </chart:subtitle>
        <chart:legend svg:x="10.591cm" svg:y="8.064cm" style:legend-expansion="custom" chartooo:width="5.07cm" chartooo:height="0.598cm" style:legend-expansion-aspect-ratio="8.47826086956522" chart:style-name="ch4"/>
        <chart:plot-area chart:style-name="ch5" table:cell-range-address="TESTREPEATS_5.C8:TESTREPEATS_5.K8 TESTREPEATS_5.B10:TESTREPEATS_5.K10 TESTREPEATS_5.B6:TESTREPEATS_5.K6" chart:data-source-has-labels="both" svg:x="1.331cm" svg:y="2.19cm" svg:width="13.468cm" svg:height="5.649cm">
          <chartooo:coordinate-region svg:x="2.018cm" svg:y="2.389cm" svg:width="12.053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5.C8:TESTREPEATS_5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5.C10:TESTREPEATS_5.K10" chart:label-cell-address="TESTREPEATS_5.B10:TESTREPEATS_5.B10" chart:class="chart:scatter">
            <chart:domain table:cell-range-address="TESTREPEATS_5.C8:TESTREPEATS_5.K8"/>
            <chart:data-point chart:repeated="9"/>
          </chart:series>
          <chart:series chart:attached-axis="secondary-y" chart:style-name="ch13" chart:values-cell-range-address="TESTREPEATS_5.C6:TESTREPEATS_5.K6" chart:label-cell-address="TESTREPEATS_5.B6:TESTREPEATS_5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TESTREPEATS_5.C8:TESTREPEATS_5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TESTREPEATS_5.C8:TESTREPEATS_5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Macro FScore</text:p>
                <draw:g>
                  <svg:desc>TESTREPEATS_5.B10:TESTREPEATS_5.B10</svg:desc>
                </draw:g>
              </table:table-cell>
              <table:table-cell office:value-type="float" office:value="0.344411">
                <text:p>0.344411</text:p>
                <draw:g>
                  <svg:desc>TESTREPEATS_5.C10:TESTREPEATS_5.K10</svg:desc>
                </draw:g>
              </table:table-cell>
              <table:table-cell office:value-type="float" office:value="0.442775">
                <text:p>0.442775</text:p>
              </table:table-cell>
              <table:table-cell office:value-type="float" office:value="0.520338">
                <text:p>0.520338</text:p>
              </table:table-cell>
              <table:table-cell office:value-type="float" office:value="0.490189">
                <text:p>0.490189</text:p>
              </table:table-cell>
              <table:table-cell office:value-type="float" office:value="0.702526">
                <text:p>0.702526</text:p>
              </table:table-cell>
              <table:table-cell office:value-type="float" office:value="0.650959">
                <text:p>0.650959</text:p>
              </table:table-cell>
              <table:table-cell office:value-type="float" office:value="0.541453">
                <text:p>0.541453</text:p>
              </table:table-cell>
              <table:table-cell office:value-type="float" office:value="0.586967">
                <text:p>0.586967</text:p>
              </table:table-cell>
              <table:table-cell office:value-type="float" office:value="0.585096">
                <text:p>0.585096</text:p>
              </table:table-cell>
            </table:table-row>
            <table:table-row>
              <table:table-cell office:value-type="string">
                <text:p>FPS</text:p>
                <draw:g>
                  <svg:desc>TESTREPEATS_5.B6:TESTREPEATS_5.B6</svg:desc>
                </draw:g>
              </table:table-cell>
              <table:table-cell office:value-type="float" office:value="NaN">
                <text:p>NaN</text:p>
                <draw:g>
                  <svg:desc>TESTREPEATS_5.C6:TESTREPEATS_5.K6</svg:desc>
                </draw:g>
              </table:table-cell>
              <table:table-cell office:value-type="float" office:value="0.0632289996294078">
                <text:p>0.0632289996294078</text:p>
              </table:table-cell>
              <table:table-cell office:value-type="float" office:value="0.0669938198201216">
                <text:p>0.0669938198201216</text:p>
              </table:table-cell>
              <table:table-cell office:value-type="float" office:value="0.103323871545467">
                <text:p>0.103323871545467</text:p>
              </table:table-cell>
              <table:table-cell office:value-type="float" office:value="0.100925713068198">
                <text:p>0.100925713068198</text:p>
              </table:table-cell>
              <table:table-cell office:value-type="float" office:value="0.111702028632953">
                <text:p>0.111702028632953</text:p>
              </table:table-cell>
              <table:table-cell office:value-type="float" office:value="0.0978351260714305">
                <text:p>0.0978351260714305</text:p>
              </table:table-cell>
              <table:table-cell office:value-type="float" office:value="0.0697643322099984">
                <text:p>0.0697643322099984</text:p>
              </table:table-cell>
              <table:table-cell office:value-type="float" office:value="0.0971833039083885">
                <text:p>0.0971833039083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4.821cm" svg:y="0.316cm" chart:style-name="ch2">
          <text:p>Cropsize: Resolution 512 x 288</text:p>
        </chart:title>
        <chart:subtitle svg:x="7.043cm" svg:y="1.301cm" chart:style-name="ch3">
          <text:p>0 Repeats</text:p>
        </chart:subtitle>
        <chart:legend svg:x="10.591cm" svg:y="8.064cm" style:legend-expansion="custom" chartooo:width="5.07cm" chartooo:height="0.598cm" style:legend-expansion-aspect-ratio="8.47826086956522" chart:style-name="ch4"/>
        <chart:plot-area chart:style-name="ch5" table:cell-range-address="TESTREPEATS_1.C8:TESTREPEATS_1.K8 TESTREPEATS_1.B10:TESTREPEATS_1.K10 TESTREPEATS_1.B6:TESTREPEATS_1.K6" chart:data-source-has-labels="both" svg:x="1.331cm" svg:y="2.19cm" svg:width="13.468cm" svg:height="5.649cm">
          <chartooo:coordinate-region svg:x="2.018cm" svg:y="2.389cm" svg:width="12.053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1.C8:TESTREPEATS_1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.C10:TESTREPEATS_1.K10" chart:label-cell-address="TESTREPEATS_1.B10:TESTREPEATS_1.B10" chart:class="chart:scatter">
            <chart:domain table:cell-range-address="TESTREPEATS_1.C8:TESTREPEATS_1.K8"/>
            <chart:data-point chart:repeated="9"/>
          </chart:series>
          <chart:series chart:attached-axis="secondary-y" chart:style-name="ch13" chart:values-cell-range-address="TESTREPEATS_1.C6:TESTREPEATS_1.K6" chart:label-cell-address="TESTREPEATS_1.B6:TESTREPEATS_1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TESTREPEATS_1.C8:TESTREPEATS_1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TESTREPEATS_1.C8:TESTREPEATS_1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Macro FScore</text:p>
                <draw:g>
                  <svg:desc>TESTREPEATS_1.B10:TESTREPEATS_1.B10</svg:desc>
                </draw:g>
              </table:table-cell>
              <table:table-cell office:value-type="float" office:value="0.288748">
                <text:p>0.288748</text:p>
                <draw:g>
                  <svg:desc>TESTREPEATS_1.C10:TESTREPEATS_1.K10</svg:desc>
                </draw:g>
              </table:table-cell>
              <table:table-cell office:value-type="float" office:value="0.356893">
                <text:p>0.356893</text:p>
              </table:table-cell>
              <table:table-cell office:value-type="float" office:value="0.391441">
                <text:p>0.391441</text:p>
              </table:table-cell>
              <table:table-cell office:value-type="float" office:value="0.449117">
                <text:p>0.449117</text:p>
              </table:table-cell>
              <table:table-cell office:value-type="float" office:value="0.531167">
                <text:p>0.531167</text:p>
              </table:table-cell>
              <table:table-cell office:value-type="float" office:value="0.436085">
                <text:p>0.436085</text:p>
              </table:table-cell>
              <table:table-cell office:value-type="float" office:value="0.439658">
                <text:p>0.439658</text:p>
              </table:table-cell>
              <table:table-cell office:value-type="float" office:value="0.451418">
                <text:p>0.451418</text:p>
              </table:table-cell>
              <table:table-cell office:value-type="float" office:value="0.448153">
                <text:p>0.448153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0.367376928728876">
                <text:p>0.367376928728876</text:p>
                <draw:g>
                  <svg:desc>TESTREPEATS_1.C6:TESTREPEATS_1.K6</svg:desc>
                </draw:g>
              </table:table-cell>
              <table:table-cell office:value-type="float" office:value="0.393679260757833">
                <text:p>0.393679260757833</text:p>
              </table:table-cell>
              <table:table-cell office:value-type="float" office:value="0.359913620731025">
                <text:p>0.359913620731025</text:p>
              </table:table-cell>
              <table:table-cell office:value-type="float" office:value="0.496757278874017">
                <text:p>0.496757278874017</text:p>
              </table:table-cell>
              <table:table-cell office:value-type="float" office:value="0.485404166385761">
                <text:p>0.485404166385761</text:p>
              </table:table-cell>
              <table:table-cell office:value-type="float" office:value="0.526693098857369">
                <text:p>0.526693098857369</text:p>
              </table:table-cell>
              <table:table-cell office:value-type="float" office:value="0.452335180368653">
                <text:p>0.452335180368653</text:p>
              </table:table-cell>
              <table:table-cell office:value-type="float" office:value="0.353058862758174">
                <text:p>0.353058862758174</text:p>
              </table:table-cell>
              <table:table-cell office:value-type="float" office:value="0.469379506369219">
                <text:p>0.4693795063692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35cm" svg:y="0.316cm" chart:style-name="ch2">
          <text:p>MacroFScore Varying Num Test Repeats: Scale 6</text:p>
        </chart:title>
        <chart:legend chart:legend-position="end" svg:x="12.698cm" svg:y="3.454cm" style:legend-expansion="high" chart:style-name="ch3"/>
        <chart:plot-area chart:style-name="ch4" table:cell-range-address="COMBINED.C6:COMBINED.L9 COMBINED.D2:COMBINED.E3 COMBINED.C2:COMBINED.C2" chart:data-source-has-labels="both" svg:x="1.331cm" svg:y="1.301cm" svg:width="11.047cm" svg:height="6.538cm">
          <chartooo:coordinate-region svg:x="2.024cm" svg:y="1.5cm" svg:width="10.074cm" svg:height="5.692cm"/>
          <chart:axis chart:dimension="x" chart:name="primary-x" chart:style-name="ch5" chartooo:axis-type="auto">
            <chart:title svg:x="5.58cm" svg:y="8.019cm" chart:style-name="ch6">
              <text:p>CropSize(Pixels)</text:p>
            </chart:title>
            <chart:categories table:cell-range-address="COMBINED.D6:COMBINED.L6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series chart:style-name="ch10" chart:values-cell-range-address="COMBINED.D7:COMBINED.L7" chart:label-cell-address="COMBINED.C7:COMBINED.C7" chart:class="chart:scatter">
            <chart:domain table:cell-range-address="COMBINED.D6:COMBINED.L6"/>
            <chart:data-point chart:repeated="9"/>
          </chart:series>
          <chart:series chart:style-name="ch11" chart:values-cell-range-address="COMBINED.D8:COMBINED.L8" chart:label-cell-address="COMBINED.C8:COMBINED.C8" chart:class="chart:scatter">
            <chart:data-point chart:repeated="9"/>
          </chart:series>
          <chart:series chart:style-name="ch12" chart:values-cell-range-address="COMBINED.D9:COMBINED.L9" chart:label-cell-address="COMBINED.C9:COMBINED.C9" chart:class="chart:scatter">
            <chart:data-point chart:repeated="9"/>
          </chart:series>
          <chart:series chart:style-name="ch13" chart:values-cell-range-address="COMBINED.E2:COMBINED.E3" chart:label-cell-address="COMBINED.C2:COMBINED.C2" chart:class="chart:scatter">
            <chart:domain table:cell-range-address="COMBINED.D2:COMBINED.D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OMBINED.C7:COMBINED.C7</svg:desc>
                </draw:g>
              </table:table-cell>
              <table:table-cell office:value-type="string">
                <text:p>5</text:p>
                <draw:g>
                  <svg:desc>COMBINED.C8:COMBINED.C8</svg:desc>
                </draw:g>
              </table:table-cell>
              <table:table-cell office:value-type="string">
                <text:p>10</text:p>
                <draw:g>
                  <svg:desc>COMBINED.C9:COMBINED.C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axSegSize</text:p>
                <draw:g>
                  <svg:desc>COMBINED.C2:COMBINED.C2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COMBINED.D6:COMBINED.L6</svg:desc>
                </draw:g>
              </table:table-cell>
              <table:table-cell office:value-type="float" office:value="0.288748">
                <text:p>0.288748</text:p>
                <draw:g>
                  <svg:desc>COMBINED.D7:COMBINED.L7</svg:desc>
                </draw:g>
              </table:table-cell>
              <table:table-cell office:value-type="float" office:value="0.344411">
                <text:p>0.344411</text:p>
                <draw:g>
                  <svg:desc>COMBINED.D8:COMBINED.L8</svg:desc>
                </draw:g>
              </table:table-cell>
              <table:table-cell office:value-type="float" office:value="0.353622">
                <text:p>0.353622</text:p>
                <draw:g>
                  <svg:desc>COMBINED.D9:COMBINED.L9</svg:desc>
                </draw:g>
              </table:table-cell>
              <table:table-cell office:value-type="float" office:value="144">
                <text:p>144</text:p>
                <draw:g>
                  <svg:desc>COMBINED.D2:COMBINED.D3</svg:desc>
                </draw:g>
              </table:table-cell>
              <table:table-cell office:value-type="float" office:value="0">
                <text:p>0</text:p>
                <draw:g>
                  <svg:desc>COMBINED.E2:COMBINED.E3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56893">
                <text:p>0.356893</text:p>
              </table:table-cell>
              <table:table-cell office:value-type="float" office:value="0.442775">
                <text:p>0.442775</text:p>
              </table:table-cell>
              <table:table-cell office:value-type="float" office:value="0.446764">
                <text:p>0.446764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91441">
                <text:p>0.391441</text:p>
              </table:table-cell>
              <table:table-cell office:value-type="float" office:value="0.520338">
                <text:p>0.520338</text:p>
              </table:table-cell>
              <table:table-cell office:value-type="float" office:value="0.57816">
                <text:p>0.5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49117">
                <text:p>0.449117</text:p>
              </table:table-cell>
              <table:table-cell office:value-type="float" office:value="0.490189">
                <text:p>0.490189</text:p>
              </table:table-cell>
              <table:table-cell office:value-type="float" office:value="0.539998">
                <text:p>0.53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31167">
                <text:p>0.531167</text:p>
              </table:table-cell>
              <table:table-cell office:value-type="float" office:value="0.702526">
                <text:p>0.702526</text:p>
              </table:table-cell>
              <table:table-cell office:value-type="float" office:value="0.708286">
                <text:p>0.708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36085">
                <text:p>0.436085</text:p>
              </table:table-cell>
              <table:table-cell office:value-type="float" office:value="0.650959">
                <text:p>0.650959</text:p>
              </table:table-cell>
              <table:table-cell office:value-type="float" office:value="0.702522">
                <text:p>0.70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39658">
                <text:p>0.439658</text:p>
              </table:table-cell>
              <table:table-cell office:value-type="float" office:value="0.541453">
                <text:p>0.541453</text:p>
              </table:table-cell>
              <table:table-cell office:value-type="float" office:value="0.595863">
                <text:p>0.59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51418">
                <text:p>0.451418</text:p>
              </table:table-cell>
              <table:table-cell office:value-type="float" office:value="0.586967">
                <text:p>0.586967</text:p>
              </table:table-cell>
              <table:table-cell office:value-type="float" office:value="0.615345">
                <text:p>0.61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48153">
                <text:p>0.448153</text:p>
              </table:table-cell>
              <table:table-cell office:value-type="float" office:value="0.585096">
                <text:p>0.585096</text:p>
              </table:table-cell>
              <table:table-cell office:value-type="float" office:value="0.697134">
                <text:p>0.697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